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NewRoman,Bold" fo:font-size="16pt" fo:font-weight="bold" style:font-size-asian="16pt" style:font-weight-asian="bold"/>
    </style:style>
    <style:style style:name="T2" style:family="text">
      <style:text-properties style:font-name="TimesNewRoman" fo:font-size="16pt" style:font-size-asian="16pt"/>
    </style:style>
    <style:style style:name="T3" style:family="text">
      <style:text-properties style:font-name="TimesNewRoman" fo:font-size="14pt" style:font-size-asian="14pt"/>
    </style:style>
    <style:style style:name="T4" style:family="text">
      <style:text-properties style:font-name="TimesNewRoman" fo:font-size="13pt" style:font-size-asian="13pt"/>
    </style:style>
    <style:style style:name="T5" style:family="text">
      <style:text-properties style:font-name="Times New Roman" fo:font-size="16pt" style:font-size-asian="16pt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style:font-name="Times New Roman" fo:font-size="13pt" style:font-size-asian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Информационная система воды и физического пространства как</text:span></text:p>
      <text:p text:style-name="P1"><text:span text:style-name="T1">основа энергоинформационных представлений</text:span></text:p>
      <text:p text:style-name="P1"><text:span text:style-name="T2">Зенин С</text:span><text:span text:style-name="T5">.</text:span><text:span text:style-name="T2">В</text:span><text:span text:style-name="T5">.</text:span></text:p>
      <text:p text:style-name="P1"><text:span text:style-name="T3">д</text:span><text:span text:style-name="T6">.</text:span><text:span text:style-name="T3">б</text:span><text:span text:style-name="T6">.</text:span><text:span text:style-name="T3">н</text:span><text:span text:style-name="T6">., </text:span><text:span text:style-name="T3">ФНКЭЦ ТМДЛ</text:span></text:p>
      <text:p text:style-name="P1"><text:span text:style-name="T4">В настоящее время известны две основные информационные системы или два</text:span></text:p>
      <text:p text:style-name="P1"><text:span text:style-name="T4">информационно</text:span><text:span text:style-name="T7">-</text:span><text:span text:style-name="T4">фазовых состояния материи</text:span><text:span text:style-name="T7">, </text:span><text:span text:style-name="T4">определяющие возникновение и</text:span></text:p>
      <text:p text:style-name="P1"><text:span text:style-name="T4">существование земных разумных существ</text:span><text:span text:style-name="T7">. </text:span><text:span text:style-name="T4">Это водная среда </text:span><text:span text:style-name="T7">– </text:span><text:span text:style-name="T4">основа протекания</text:span></text:p>
      <text:p text:style-name="P1"><text:span text:style-name="T4">любых процессов жизнедеятельности как физиологических</text:span><text:span text:style-name="T7">, </text:span><text:span text:style-name="T4">так и интеллектуальных</text:span><text:span text:style-name="T7">,</text:span></text:p>
      <text:p text:style-name="P1"><text:span text:style-name="T4">и электромагнитный вакуум </text:span><text:span text:style-name="T7">– </text:span><text:span text:style-name="T4">среда существования частиц</text:span><text:span text:style-name="T7">, </text:span><text:span text:style-name="T4">из которых составлены</text:span></text:p>
      <text:p text:style-name="P1"><text:span text:style-name="T4">известные человеческому познанию объекты</text:span><text:span text:style-name="T7">.</text:span></text:p>
      <text:p text:style-name="P1"><text:span text:style-name="T4">Взаимоопределяющее влияние этих систем позволяет сделать утверждение</text:span><text:span text:style-name="T7">, </text:span><text:span text:style-name="T4">что</text:span></text:p>
      <text:p text:style-name="P1"><text:span text:style-name="T4">информационные изменения в электромагнитном вакууме непосредственно</text:span></text:p>
      <text:p text:style-name="P1"><text:span text:style-name="T4">взаимосвязаны с информационными изменениями в водной среде живых организмов</text:span><text:span text:style-name="T7">.</text:span></text:p>
      <text:p text:style-name="P1"><text:span text:style-name="T4">Следовательно</text:span><text:span text:style-name="T7">, </text:span><text:span text:style-name="T4">взаимное перетекание информации и способы их регистрации</text:span></text:p>
      <text:p text:style-name="P1"><text:span text:style-name="T4">обусловлены особенностями этих двух систем</text:span><text:span text:style-name="T7">, </text:span><text:span text:style-name="T4">т</text:span><text:span text:style-name="T7">.</text:span><text:span text:style-name="T4">е</text:span><text:span text:style-name="T7">. </text:span><text:span text:style-name="T4">космос </text:span><text:span text:style-name="T7">- </text:span><text:span text:style-name="T4">физический вакуум</text:span></text:p>
      <text:p text:style-name="P1"><text:span text:style-name="T4">выбирал среди земных систем ту среду</text:span><text:span text:style-name="T7">, </text:span><text:span text:style-name="T4">которая оптимально подходила по своему</text:span></text:p>
      <text:p text:style-name="P1"><text:span text:style-name="T4">структурированному состоянию соответствующей структуре электромагнитного</text:span></text:p>
      <text:p text:style-name="P1"><text:span text:style-name="T4">вакуума</text:span><text:span text:style-name="T7">.</text:span></text:p>
      <text:p text:style-name="P1"><text:span text:style-name="T4">Совокупное рассмотрение информационного взаимодействия данных систем</text:span></text:p>
      <text:p text:style-name="P1"><text:span text:style-name="T4">составляет основу информационной системы жизни</text:span><text:span text:style-name="T7">.</text:span></text:p>
      <text:p text:style-name="P1"><text:span text:style-name="T4">В сообщении рассматривается полное представление о структурном состоянии</text:span></text:p>
      <text:p text:style-name="P1"><text:span text:style-name="T4">водной среды</text:span><text:span text:style-name="T7">, </text:span><text:span text:style-name="T4">её специфике</text:span><text:span text:style-name="T7">, </text:span><text:span text:style-name="T4">определяющей характер объективно существующей</text:span></text:p>
      <text:p text:style-name="P1"><text:span text:style-name="T4">информационной системы</text:span><text:span text:style-name="T7">, </text:span><text:span text:style-name="T4">о наличии свойств</text:span><text:span text:style-name="T7">, </text:span><text:span text:style-name="T4">присущих любым объективно</text:span></text:p>
      <text:p text:style-name="P1"><text:span text:style-name="T4">существующим информационным системам</text:span><text:span text:style-name="T7">, </text:span><text:span text:style-name="T4">о механизме взаимодействия с</text:span></text:p>
      <text:p text:style-name="P1"><text:span text:style-name="T4">ближайшими по структурному уровню информационными системами</text:span><text:span text:style-name="T7">, </text:span><text:span text:style-name="T4">прежде всего с</text:span></text:p>
      <text:p text:style-name="P1"><text:span text:style-name="T4">электромагнитной средой физического пространства</text:span><text:span text:style-name="T7">.</text:span></text:p>
      <text:p text:style-name="P1"><text:span text:style-name="T4">Приводятся данные об использовании универсального энергоинформационного</text:span></text:p>
      <text:p text:style-name="P1"><text:span text:style-name="T4">анализатора на водных датчиках в качестве доказательства объективных предпосылок</text:span></text:p>
      <text:p text:style-name="P1"><text:span text:style-name="T4">наличия информационной системы физического пространства</text:span><text:span text:style-name="T7">. </text:span><text:span text:style-name="T4">Рассматривается роль</text:span></text:p>
      <text:p text:style-name="P1"><text:span text:style-name="T4">нового представления об информационных свойствах пространства в интерпретации</text:span></text:p>
      <text:p text:style-name="P1"><text:span text:style-name="T4">химических</text:span><text:span text:style-name="T7">, </text:span><text:span text:style-name="T4">биохимических и физиологических процессов</text:span><text:span text:style-name="T7">. </text:span><text:span text:style-name="T4">Обосновывается</text:span></text:p>
      <text:p text:style-name="P1"><text:span text:style-name="T4">представление о едином мировом информационном поле</text:span><text:span text:style-name="T7">.</text:span></text:p>
      <text:p text:style-name="P1"><text:span text:style-name="T4">Показано</text:span><text:span text:style-name="T7">, </text:span><text:span text:style-name="T4">что любые биоэнергетические проявления живых систем и действие</text:span></text:p>
      <text:p text:style-name="P1"><text:span text:style-name="T4">энергоинформационных устройств могут быть описаны при помощи данных</text:span></text:p>
      <text:p text:style-name="Standard"><text:span text:style-name="T4">представлений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,Bold" svg:font-family="'TimesNewRoman,Bold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5:20:16.725000000</meta:creation-date>
    <dc:date>2021-05-05T05:20:45.445000000</dc:date>
    <meta:editing-duration>PT29S</meta:editing-duration>
    <meta:editing-cycles>1</meta:editing-cycles>
    <meta:document-statistic meta:table-count="0" meta:image-count="0" meta:object-count="0" meta:page-count="1" meta:paragraph-count="35" meta:word-count="234" meta:character-count="2151" meta:non-whitespace-character-count="1950"/>
    <meta:generator>LibreOffice/6.4.0.3$Windows_X86_64 LibreOffice_project/b0a288ab3d2d4774cb44b62f04d5d28733ac6df8</meta:generator>
  </office:meta>
</office:document-meta>
</file>